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ughputControllerGui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hroughputControllerGui.Throughput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Gui.modifyTestElement( TestElement t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roughputControllerGui.itemStateChanged( Item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ughput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ughputController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roughputControl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oughputControllerGui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